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paragraph-rsid="000c7a63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d2dcc" officeooo:paragraph-rsid="000d2dcc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d2dcc" style:font-size-asian="12pt" style:font-size-complex="12pt"/>
    </style:style>
    <style:style style:name="P4" style:family="paragraph" style:parent-style-name="Standard">
      <style:text-properties style:font-name="Liberation Serif" fo:font-size="12pt" officeooo:rsid="000c7a63" officeooo:paragraph-rsid="000c7a63" style:font-size-asian="12pt" style:font-size-complex="12pt"/>
    </style:style>
    <style:style style:name="P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d2dcc" officeooo:paragraph-rsid="000d2dcc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c7a63" officeooo:paragraph-rsid="000d2dcc" style:font-size-asian="12pt" style:font-size-complex="12pt"/>
    </style:style>
    <style:style style:name="P7" style:family="paragraph" style:parent-style-name="Standard">
      <style:text-properties style:font-name="Liberation Serif" fo:font-size="12pt" officeooo:paragraph-rsid="000d2dcc" style:font-size-asian="12pt" style:font-size-complex="12pt"/>
    </style:style>
    <style:style style:name="T1" style:family="text">
      <style:text-properties officeooo:rsid="000c7a63"/>
    </style:style>
    <style:style style:name="T2" style:family="text">
      <style:text-properties fo:font-variant="normal" fo:text-transform="none" fo:color="#333333" fo:letter-spacing="normal" fo:font-style="normal" fo:font-weight="normal"/>
    </style:style>
    <style:style style:name="T3" style:family="text">
      <style:text-properties fo:font-variant="normal" fo:text-transform="none" fo:color="#333333" fo:letter-spacing="normal" fo:font-style="normal" fo:font-weight="normal" officeooo:rsid="000d2dcc"/>
    </style:style>
    <style:style style:name="T4" style:family="text">
      <style:text-properties fo:font-variant="normal" fo:text-transform="none" fo:color="#333333" fo:letter-spacing="normal" fo:font-style="normal" fo:font-weight="normal" officeooo:rsid="000c7a63"/>
    </style:style>
    <style:style style:name="T5" style:family="text">
      <style:text-properties officeooo:rsid="000d2d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 Write a program to </text:span><text:span text:style-name="T2">findout nth occurance of given substring</text:span></text:p>
      <text:p text:style-name="P5">take the inputs from the user, actual string, substring, and nth occurance</text:p>
      <text:p text:style-name="P6">2. Write a program to get all permutations of given n length string.</text:p>
      <text:p text:style-name="P3"><text:span text:style-name="T1"><text:s/>example</text:span><text:span text:style-name="T2"> output: [[],][a],[b],[c],[a,b],[b,c],[c,a],[a,b,c]] </text:span><text:span text:style-name="T3">for input 'abc'</text:span></text:p>
      <text:p text:style-name="P3"><text:span text:style-name="T3"/></text:p>
      <text:p text:style-name="P6">3. write a program to make sub lists of given list.</text:p>
      <text:p text:style-name="P3"><text:span text:style-name="T3">example</text:span><text:span text:style-name="T2"> Output = [['1/1-4'], ['2/5-6'], ['2/8']] </text:span><text:span text:style-name="T4">Input = ["1/1","1/2","1/3","1/4","2/5","2/6","2/8"]</text:span></text:p>
      <text:p text:style-name="P4">4. l=[‘a’,’c’,’b’,’A’,’B’,’C’] <text:s/>write a program to sort the l. <text:span text:style-name="T5">out put=[‘a’,’A’,’b’,’B’,’c’,’C’]</text:span></text:p>
      <text:p text:style-name="P4"/>
      <text:p text:style-name="P2">5. remove other elements from the list except int, float from the list and find out sum and average of given list .</text:p>
      <text:p text:style-name="P2">Example l=[1,3,1,’a’,’$’,2,3,4,[1,2,3,4]]. sum_list(l) should return 10</text:p>
      <text:p text:style-name="P2">Note: don’t use set datatype and temporary list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0:45:55.047000000</meta:creation-date>
    <meta:generator>LibreOffice/5.2.2.2$Windows_x86 LibreOffice_project/8f96e87c890bf8fa77463cd4b640a2312823f3ad</meta:generator>
    <dc:date>2017-02-24T21:17:20.970000000</dc:date>
    <meta:editing-duration>PT29M46S</meta:editing-duration>
    <meta:editing-cycles>5</meta:editing-cycles>
    <meta:document-statistic meta:table-count="0" meta:image-count="0" meta:object-count="0" meta:page-count="1" meta:paragraph-count="10" meta:word-count="110" meta:character-count="761" meta:non-whitespace-character-count="659"/>
  </office:meta>
</office:document-meta>
</file>